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 fo:background-color="#ffffff"/>
    </style:style>
    <style:style style:name="P3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/>
      <style:text-properties fo:font-size="12pt" style:font-size-asian="12pt" style:font-size-complex="12pt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 fo:background-color="#ffffff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 fo:background-color="#ffffff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fo:background-color="#ffffff"/>
    </style:style>
    <style:style style:name="T6" style:family="text">
      <style:text-properties fo:font-size="12pt" style:text-underline-style="none" style:font-size-asian="12pt" style:font-size-complex="12pt" fo:background-color="#ffffff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heading=h.gjdgxs"/><draw:rect text:anchor-type="as-char" style:rel-width="100%" draw:z-index="0" draw:style-name="gr1" draw:text-style-name="P14" svg:width="0.0012in" svg:height="0.0213in"><text:p/></draw:rect></text:p>
      <text:p text:style-name="P11"><text:bookmark text:name="_heading=h.30j0zll"/>ДОМАШНЕЕ ЗАДАНИЕ<text:line-break/><text:span text:style-name="T1">Варианты хранения данных </text:span></text:p>
      <text:p text:style-name="P1"><draw:rect text:anchor-type="as-char" style:rel-width="100%" draw:z-index="1" draw:style-name="gr1" draw:text-style-name="P14" svg:width="0.0012in" svg:height="0.0213in"><text:p/></draw:rect></text:p>
      <text:p text:style-name="P11"><text:bookmark text:name="_heading=h.1fob9te"/><text:span text:style-name="T2">Ultra light</text:span></text:p>
      <text:p text:style-name="P13"><text:bookmark text:name="_heading=h.3znysh7"/>Задание 1</text:p>
      <text:p text:style-name="P3"><text:span text:style-name="T4">Дан следующий массив:</text:span></text:p>
      <text:p text:style-name="P3"><text:span text:style-name="T4">a = [1,4,6,1,4,8,10,1,9,2,30].</text:span></text:p>
      <text:p text:style-name="P3"><text:span text:style-name="T4">Написана программа, которая выполняет с массивом следующие операции последовательно:</text:span></text:p>
      <text:p text:style-name="P3"><text:span text:style-name="T4">a.insert(1,1) # формат array.insert(index, element)</text:span></text:p>
      <text:p text:style-name="P3"><text:span text:style-name="T4">a.insert(2,1)</text:span></text:p>
      <text:p text:style-name="P3"><text:span text:style-name="T4">a.insert(6,1)</text:span></text:p>
      <text:p text:style-name="P3"><text:span text:style-name="T4">a.delete(10) # index</text:span></text:p>
      <text:p text:style-name="P3"><text:span text:style-name="T4">a.delete(4)</text:span></text:p>
      <text:p text:style-name="P3"><text:span text:style-name="T4">Что после проведения этих команд вернет команда a.sort()?</text:span></text:p>
      <text:p text:style-name="P4"/>
      <text:p text:style-name="P3"><text:span text:style-name="T4">Ответ: 1,1,1,1,1,2,4,4,8,9,10,30</text:span></text:p>
      <text:p text:style-name="P13"><text:bookmark text:name="_heading=h.2et92p0"/>Задание 2</text:p>
      <text:p text:style-name="Standard"><text:span text:style-name="T5">Дана очередь следующего вида: (1,2,3,’’,5,’g’,’e’,2,5). Распишите шаги и операции, которые необходимо произвести с очередью для извлечения элемента ‘g’.</text:span></text:p>
      <text:p text:style-name="P2"/>
      <text:p text:style-name="Standard"><text:span text:style-name="T5">Ответ: 5 раз dequeue, затем 1 раз top - извлечь элемент g, т.к. он будет 1й</text:span></text:p>
      <text:p text:style-name="P2"><text:soft-page-break/></text:p>
      <text:p text:style-name="P2"/>
      <text:p text:style-name="P13"><text:bookmark text:name="_heading=h.tyjcwt"/>Задание 3</text:p>
      <text:p text:style-name="Standard"><text:span text:style-name="T5">Напишите 3 варианта формата структурированных данных и 2 варианта формата <text:s/>полуструктурированных данных.</text:span></text:p>
      <text:p text:style-name="P2"/>
      <text:p text:style-name="Standard"><text:span text:style-name="T5">Ответ: </text:span></text:p>
      <text:p text:style-name="Standard"><text:span text:style-name="T5">Варианты структурированных данных:</text:span></text:p>
      <text:list xml:id="list2864479215" text:style-name="WWNum1">
        <text:list-item>
          <text:p text:style-name="P5"><text:span text:style-name="T5">[1,2,3,4,5,6,7,8,9,10] - одномерный массив</text:span></text:p>
        </text:list-item>
        <text:list-item>
          <text:p text:style-name="P5"><text:span text:style-name="T5">[[1,2,3,4,5,</text:span></text:p>
        </text:list-item>
      </text:list>
      <text:p text:style-name="P7"><text:span text:style-name="T5">6,7,8,9, 10]] - двумерный массив</text:span></text:p>
      <text:list xml:id="list91358670797669" text:continue-numbering="true" text:style-name="WWNum1">
        <text:list-item>
          <text:p text:style-name="P5"><text:span text:style-name="T5">1-&gt;2-&gt;3-&gt;4-&gt;NULL - однонаправленный список</text:span></text:p>
        </text:list-item>
      </text:list>
      <text:p text:style-name="P9"><text:span text:style-name="T5">Варианты полуструктурированных данных:</text:span></text:p>
      <text:list xml:id="list106889331" text:style-name="WWNum2">
        <text:list-item>
          <text:p text:style-name="P6"><text:span text:style-name="T5">XML</text:span></text:p>
        </text:list-item>
      </text:list>
      <text:p text:style-name="P7"><text:span text:style-name="T5">&lt;person&gt;</text:span></text:p>
      <text:p text:style-name="P7"><text:span text:style-name="T5"><text:s text:c="2"/>&lt;name&gt;John Doe&lt;/name&gt;</text:span></text:p>
      <text:p text:style-name="P7"><text:span text:style-name="T5"><text:s text:c="2"/>&lt;age&gt;30&lt;/age&gt;</text:span></text:p>
      <text:p text:style-name="P7"><text:span text:style-name="T5"><text:s text:c="2"/>&lt;email&gt;john.doe@example.com&lt;/email&gt;</text:span></text:p>
      <text:p text:style-name="P7"><text:span text:style-name="T5"><text:s text:c="2"/>&lt;address&gt;</text:span></text:p>
      <text:p text:style-name="P7"><text:span text:style-name="T5"><text:s text:c="4"/>&lt;street&gt;Main Street&lt;/street&gt;</text:span></text:p>
      <text:p text:style-name="P7"><text:span text:style-name="T5"><text:s text:c="4"/>&lt;city&gt;Cityville&lt;/city&gt;</text:span></text:p>
      <text:p text:style-name="P7"><text:span text:style-name="T5"><text:s text:c="4"/>&lt;state&gt;State&lt;/state&gt;</text:span></text:p>
      <text:p text:style-name="P7"><text:soft-page-break/><text:span text:style-name="T5"><text:s text:c="4"/>&lt;zip&gt;12345&lt;/zip&gt;</text:span></text:p>
      <text:p text:style-name="P7"><text:span text:style-name="T5"><text:s text:c="2"/>&lt;/address&gt;</text:span></text:p>
      <text:p text:style-name="P7"><text:span text:style-name="T5">&lt;/person&gt;</text:span></text:p>
      <text:p text:style-name="P8"/>
      <text:p text:style-name="P7"><text:span text:style-name="T5">В данном примере, мы имеем структуру данных, представляющую информацию о человеке. Она содержит элемент &lt;person&gt;, который включает в себя подэлементы, такие как &lt;name&gt;, &lt;age&gt;, &lt;email&gt; и &lt;address&gt;. Подэлемент &lt;address&gt; в свою очередь содержит подэлементы &lt;street&gt;, &lt;city&gt;, &lt;state&gt; и &lt;zip&gt;, представляющие информацию об адресе.</text:span></text:p>
      <text:p text:style-name="P8"/>
      <text:p text:style-name="P7"><text:span text:style-name="T5">Этот XML-документ может быть использован для хранения и передачи данных о персоне, где каждый элемент содержит конкретные данные, например, имя, возраст, адрес электронной почты и адрес проживания. Такая структура данных облегчает чтение и интерпретацию информации, а также ее обработку с использованием соответствующих инструментов для работы с XML.</text:span></text:p>
      <text:p text:style-name="P8"/>
      <text:p text:style-name="P10"/>
      <text:p text:style-name="P10"/>
      <text:list xml:id="list91357886383092" text:continue-numbering="true" text:style-name="WWNum2">
        <text:list-item>
          <text:p text:style-name="P6"><text:span text:style-name="T5">JSON</text:span></text:p>
        </text:list-item>
      </text:list>
      <text:p text:style-name="P7"><text:span text:style-name="T5">{</text:span></text:p>
      <text:p text:style-name="P7"><text:span text:style-name="T5"><text:s text:c="2"/>"название": "Моя база данных",</text:span></text:p>
      <text:p text:style-name="P7"><text:span text:style-name="T5"><text:s text:c="2"/>"версия": "1.0",</text:span></text:p>
      <text:p text:style-name="P7"><text:span text:style-name="T5"><text:s text:c="2"/>"таблицы": [</text:span></text:p>
      <text:p text:style-name="P7"><text:span text:style-name="T5"><text:s text:c="4"/>{</text:span></text:p>
      <text:p text:style-name="P7"><text:span text:style-name="T5"><text:s text:c="6"/>"название": "пользователи",</text:span></text:p>
      <text:p text:style-name="P7"><text:span text:style-name="T5"><text:s text:c="6"/>"столбцы": [</text:span></text:p>
      <text:p text:style-name="P7"><text:span text:style-name="T5"><text:s text:c="8"/>{</text:span></text:p>
      <text:p text:style-name="P7"><text:span text:style-name="T5"><text:s text:c="10"/>"название": "id",</text:span></text:p>
      <text:p text:style-name="P7"><text:span text:style-name="T5"><text:s text:c="10"/>"тип": "целое число"</text:span></text:p>
      <text:p text:style-name="P7"><text:soft-page-break/><text:span text:style-name="T5"><text:s text:c="8"/>},</text:span></text:p>
      <text:p text:style-name="P7"><text:span text:style-name="T5"><text:s text:c="8"/>{</text:span></text:p>
      <text:p text:style-name="P7"><text:span text:style-name="T5"><text:s text:c="10"/>"название": "имя",</text:span></text:p>
      <text:p text:style-name="P7"><text:span text:style-name="T5"><text:s text:c="10"/>"тип": "строка"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название": "возраст",</text:span></text:p>
      <text:p text:style-name="P7"><text:span text:style-name="T5"><text:s text:c="10"/>"тип": "целое число"</text:span></text:p>
      <text:p text:style-name="P7"><text:span text:style-name="T5"><text:s text:c="8"/>}</text:span></text:p>
      <text:p text:style-name="P7"><text:span text:style-name="T5"><text:s text:c="6"/>],</text:span></text:p>
      <text:p text:style-name="P7"><text:span text:style-name="T5"><text:s text:c="6"/>"данные": [</text:span></text:p>
      <text:p text:style-name="P7"><text:span text:style-name="T5"><text:s text:c="8"/>{</text:span></text:p>
      <text:p text:style-name="P7"><text:span text:style-name="T5"><text:s text:c="10"/>"id": 1,</text:span></text:p>
      <text:p text:style-name="P7"><text:span text:style-name="T5"><text:s text:c="10"/>"имя": "Алексей",</text:span></text:p>
      <text:p text:style-name="P7"><text:span text:style-name="T5"><text:s text:c="10"/>"возраст": 25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id": 2,</text:span></text:p>
      <text:p text:style-name="P7"><text:span text:style-name="T5"><text:s text:c="10"/>"имя": "Екатерина",</text:span></text:p>
      <text:p text:style-name="P7"><text:span text:style-name="T5"><text:s text:c="10"/>"возраст": 32</text:span></text:p>
      <text:p text:style-name="P7"><text:span text:style-name="T5"><text:s text:c="8"/>},</text:span></text:p>
      <text:p text:style-name="P7"><text:soft-page-break/><text:span text:style-name="T5"><text:s text:c="8"/>{</text:span></text:p>
      <text:p text:style-name="P7"><text:span text:style-name="T5"><text:s text:c="10"/>"id": 3,</text:span></text:p>
      <text:p text:style-name="P7"><text:span text:style-name="T5"><text:s text:c="10"/>"имя": "Михаил",</text:span></text:p>
      <text:p text:style-name="P7"><text:span text:style-name="T5"><text:s text:c="10"/>"возраст": 28</text:span></text:p>
      <text:p text:style-name="P7"><text:span text:style-name="T5"><text:s text:c="8"/>}</text:span></text:p>
      <text:p text:style-name="P7"><text:span text:style-name="T5"><text:s text:c="6"/>]</text:span></text:p>
      <text:p text:style-name="P7"><text:span text:style-name="T5"><text:s text:c="4"/>},</text:span></text:p>
      <text:p text:style-name="P7"><text:span text:style-name="T5"><text:s text:c="4"/>{</text:span></text:p>
      <text:p text:style-name="P7"><text:span text:style-name="T5"><text:s text:c="6"/>"название": "товары",</text:span></text:p>
      <text:p text:style-name="P7"><text:span text:style-name="T5"><text:s text:c="6"/>"столбцы": [</text:span></text:p>
      <text:p text:style-name="P7"><text:span text:style-name="T5"><text:s text:c="8"/>{</text:span></text:p>
      <text:p text:style-name="P7"><text:span text:style-name="T5"><text:s text:c="10"/>"название": "id",</text:span></text:p>
      <text:p text:style-name="P7"><text:span text:style-name="T5"><text:s text:c="10"/>"тип": "целое число"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название": "название",</text:span></text:p>
      <text:p text:style-name="P7"><text:span text:style-name="T5"><text:s text:c="10"/>"тип": "строка"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название": "цена",</text:span></text:p>
      <text:p text:style-name="P7"><text:span text:style-name="T5"><text:s text:c="10"/>"тип": "число с плавающей запятой"</text:span></text:p>
      <text:p text:style-name="P7"><text:soft-page-break/><text:span text:style-name="T5"><text:s text:c="8"/>}</text:span></text:p>
      <text:p text:style-name="P7"><text:span text:style-name="T5"><text:s text:c="6"/>],</text:span></text:p>
      <text:p text:style-name="P7"><text:span text:style-name="T5"><text:s text:c="6"/>"данные": [</text:span></text:p>
      <text:p text:style-name="P7"><text:span text:style-name="T5"><text:s text:c="8"/>{</text:span></text:p>
      <text:p text:style-name="P7"><text:span text:style-name="T5"><text:s text:c="10"/>"id": 1,</text:span></text:p>
      <text:p text:style-name="P7"><text:span text:style-name="T5"><text:s text:c="10"/>"название": "Футболка",</text:span></text:p>
      <text:p text:style-name="P7"><text:span text:style-name="T5"><text:s text:c="10"/>"цена": 19.99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id": 2,</text:span></text:p>
      <text:p text:style-name="P7"><text:span text:style-name="T5"><text:s text:c="10"/>"название": "Джинсы",</text:span></text:p>
      <text:p text:style-name="P7"><text:span text:style-name="T5"><text:s text:c="10"/>"цена": 49.99</text:span></text:p>
      <text:p text:style-name="P7"><text:span text:style-name="T5"><text:s text:c="8"/>},</text:span></text:p>
      <text:p text:style-name="P7"><text:span text:style-name="T5"><text:s text:c="8"/>{</text:span></text:p>
      <text:p text:style-name="P7"><text:span text:style-name="T5"><text:s text:c="10"/>"id": 3,</text:span></text:p>
      <text:p text:style-name="P7"><text:span text:style-name="T5"><text:s text:c="10"/>"название": "Кроссовки",</text:span></text:p>
      <text:p text:style-name="P7"><text:span text:style-name="T5"><text:s text:c="10"/>"цена": 79.99</text:span></text:p>
      <text:p text:style-name="P7"><text:span text:style-name="T5"><text:s text:c="8"/>}</text:span></text:p>
      <text:p text:style-name="P7"><text:span text:style-name="T5"><text:s text:c="6"/>]</text:span></text:p>
      <text:p text:style-name="P7"><text:span text:style-name="T5"><text:s text:c="4"/>}</text:span></text:p>
      <text:p text:style-name="P7"><text:span text:style-name="T5"><text:s text:c="2"/>]</text:span></text:p>
      <text:p text:style-name="P7"><text:soft-page-break/><text:span text:style-name="T5">}</text:span></text:p>
      <text:p text:style-name="P8"/>
      <text:p text:style-name="P7"><text:span text:style-name="T5">В этом примере у нас есть база данных с двумя таблицами: "пользователи" и "товары". Каждая таблица состоит из столбцов (с их названиями и типами данных) и данных, представленных в виде массива объектов.</text:span></text:p>
      <text:p text:style-name="P8"/>
      <text:p text:style-name="P7"><text:span text:style-name="T5">Таблица "пользователи" содержит столбцы "id" (целое число), "имя" (строка) и "возраст" (целое число). В разделе "данные" приведены три объекта, представляющие конкретных пользователей с их соответствующими значениями.</text:span></text:p>
      <text:p text:style-name="P8"/>
      <text:p text:style-name="P7"><text:span text:style-name="T5">Таблица "товары" имеет столбцы "id" (целое число), "название" (строка) и "цена" (число с плавающей запятой). В разделе "данные" приведены три объекта, представляющие различные товары с их соответствующими значениями.</text:span></text:p>
      <text:p text:style-name="P8"/>
      <text:p text:style-name="P7"><text:span text:style-name="T5">Таким образом, этот пример демонстрирует, как можно организовать полуструктурированные данные в формате JSON для базы данных.</text:span></text:p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0" meta:word-count="449" meta:character-count="3879" meta:non-whitespace-character-count="2948"/>
    <meta:generator>LibreOfficeDev/6.0.5.2$Linux_X86_64 LibreOffice_project/</meta:generator>
  </office:meta>
</office:document-meta>
</file>